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85in" svg:height="3.4787in" svg:x="0in" svg:y="3.1622in">
            <draw:object draw:notify-on-update-of-ranges="Sheet1.A9:Sheet1.A17 Sheet1.A8:Sheet1.A8 Sheet1.B9:Sheet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2">
          <table:table-cell office:value-type="string">
            <text:p>WebCrawler – Speedups</text:p>
          </table:table-cell>
          <table:table-cell table:number-columns-repeated="7"/>
        </table:table-row>
        <table:table-row table:style-name="ro4">
          <table:table-cell table:number-columns-repeated="8"/>
        </table:table-row>
        <table:table-row table:style-name="ro2">
          <table:table-cell office:value-type="string">
            <text:p>Start-Url:</text:p>
          </table:table-cell>
          <table:table-cell table:style-name="ce1" office:value-type="string" table:number-columns-spanned="7" table:number-rows-spanned="1">
            <text:p><text:a xlink:href="http://multimediatechnology.at/~fhs33741/web-crawler/09bvqb9g90jemhx4s2y0.html" xlink:type="simple">http://multimediatechnology.at/~fhs33741/web-crawler/09bvqb9g90jemhx4s2y0.html</text:a></text:p>
          </table:table-cell>
          <table:covered-table-cell table:number-columns-repeated="6"/>
        </table:table-row>
        <table:table-row table:style-name="ro4">
          <table:table-cell office:value-type="string">
            <text:p>Good Links:</text:p>
          </table:table-cell>
          <table:table-cell office:value-type="float" office:value="96">
            <text:p>96</text:p>
          </table:table-cell>
          <table:table-cell table:number-columns-repeated="6"/>
        </table:table-row>
        <table:table-row table:style-name="ro4">
          <table:table-cell office:value-type="string">
            <text:p>Broken Links:</text:p>
          </table:table-cell>
          <table:table-cell office:value-type="float" office:value="649">
            <text:p>649</text:p>
          </table:table-cell>
          <table:table-cell table:number-columns-repeated="6"/>
        </table:table-row>
        <table:table-row table:style-name="ro4">
          <table:table-cell office:value-type="string">
            <text:p>Total Links:</text:p>
          </table:table-cell>
          <table:table-cell table:formula="of:=[.B5]+[.B4]" office:value-type="float" office:value="745">
            <text:p>745</text:p>
          </table:table-cell>
          <table:table-cell table:number-columns-repeated="6"/>
        </table:table-row>
        <table:table-row table:style-name="ro4">
          <table:table-cell table:number-columns-repeated="8"/>
        </table:table-row>
        <table:table-row table:style-name="ro4">
          <table:table-cell office:value-type="string">
            <text:p>Threads</text:p>
          </table:table-cell>
          <table:table-cell office:value-type="string">
            <text:p>Total Time</text:p>
          </table:table-cell>
          <table:table-cell table:number-columns-repeated="6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6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96.0268">
            <text:p>96.0268</text:p>
          </table:table-cell>
          <table:table-cell table:number-columns-repeated="6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6.9657">
            <text:p>56.9657</text:p>
          </table:table-cell>
          <table:table-cell table:number-columns-repeated="6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21.9896">
            <text:p>21.9896</text:p>
          </table:table-cell>
          <table:table-cell table:number-columns-repeated="6"/>
        </table:table-row>
        <table:table-row table:style-name="ro4">
          <table:table-cell office:value-type="float" office:value="20">
            <text:p>20</text:p>
          </table:table-cell>
          <table:table-cell office:value-type="float" office:value="18.0204">
            <text:p>18.0204</text:p>
          </table:table-cell>
          <table:table-cell table:number-columns-repeated="6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1.0245">
            <text:p>11.0245</text:p>
          </table:table-cell>
          <table:table-cell table:number-columns-repeated="6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8.08613">
            <text:p>8.08613</text:p>
          </table:table-cell>
          <table:table-cell table:number-columns-repeated="6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8.00379">
            <text:p>8.00379</text:p>
          </table:table-cell>
          <table:table-cell table:number-columns-repeated="6"/>
        </table:table-row>
        <table:table-row table:style-name="ro3">
          <table:table-cell office:value-type="float" office:value="500">
            <text:p>500</text:p>
          </table:table-cell>
          <table:table-cell office:value-type="float" office:value="16.029">
            <text:p>16.029</text:p>
          </table:table-cell>
          <table:table-cell table:number-columns-repeated="6"/>
        </table:table-row>
        <table:table-row table:style-name="ro3" table:number-rows-repeated="104855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Web-Crawler Speed-Ups</text:p>
      </style:header>
      <style:header-left style:display="false"/>
      <style:footer>
        <text:p>Howorka, Poschacher &amp; Slamanig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 style:data-style-name="N2" text:time-value="0000-00-00T19:13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lvitium </meta:initial-creator>
    <meta:creation-date>2013-06-18T12:53:29</meta:creation-date>
    <dc:date>2013-06-24T19:15:43</dc:date>
    <dc:creator>calvitium </dc:creator>
    <meta:editing-duration>P0D</meta:editing-duration>
    <meta:editing-cycles>3</meta:editing-cycles>
    <meta:generator>LibreOffice/4.0.2.2$Linux_X86_64 LibreOffice_project/400m0$Build-2</meta:generator>
    <meta:printed-by>calvitium </meta:printed-by>
    <meta:print-date>2013-06-18T13:05:15</meta:print-date>
    <meta:document-statistic meta:table-count="2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11cm" svg:height="8.837cm" xlink:href=".." xlink:type="simple" chart:class="chart:bar" chart:style-name="ch1">
        <chart:legend chart:legend-position="end" svg:x="13.712cm" svg:y="4.119cm" style:legend-expansion="high" chart:style-name="ch2"/>
        <chart:plot-area chart:style-name="ch3" table:cell-range-address="Sheet1.A8:Sheet1.A17 Sheet1.B9:Sheet1.B17" chart:data-source-has-labels="both" svg:x="1.325cm" svg:y="0.663cm" svg:width="11.759cm" svg:height="7.01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231cm" svg:y="0.663cm" svg:width="10.754cm" svg:height="6.3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551cm" svg:y="7.856cm" chart:style-name="ch5">
              <text:p>Threads</text:p>
            </chart:title>
            <chart:categories table:cell-range-address="Sheet1.A9:Sheet1.A17"/>
          </chart:axis>
          <chart:axis chart:dimension="y" chart:name="primary-y" chart:style-name="ch6">
            <chart:title svg:x="0.451cm" svg:y="4.863cm" chart:style-name="ch7">
              <text:p>Seconds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9:Sheet1.B17" chart:label-cell-address="Sheet1.A8:Sheet1.A8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</text:p>
                <draw:g>
                  <svg:desc>Sheet1.A8:Sheet1.A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9:Sheet1.A17</svg:desc>
                </draw:g>
              </table:table-cell>
              <table:table-cell office:value-type="float" office:value="140">
                <text:p>140</text:p>
                <draw:g>
                  <svg:desc>Sheet1.B9:Sheet1.B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6.0268">
                <text:p>96.02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9657">
                <text:p>56.96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.9896">
                <text:p>21.98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0204">
                <text:p>18.020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0245">
                <text:p>11.02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.08613">
                <text:p>8.086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.00379">
                <text:p>8.003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.029">
                <text:p>16.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